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99" draw:textarea-vertical-align="middle"/>
    </style:style>
    <style:style style:name="gr3" style:family="graphic" style:parent-style-name="objectwithoutfill">
      <style:graphic-properties svg:stroke-width="0.102cm" svg:stroke-color="#000000" draw:marker-start-width="0.356cm" draw:marker-end="Arrowheads_20_3" draw:marker-end-width="0.508cm" draw:fill="none" draw:fill-color="#ffff99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356cm" draw:marker-end="Arrowheads_20_1" draw:marker-end-width="0.508cm" draw:fill="none" draw:fill-color="#ffff99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marker-end=""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"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36cm" fo:min-width="0cm"/>
    </style:style>
    <style:style style:name="gr8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2cm" svg:stroke-color="#000000" draw:marker-start-width="0.356cm" draw:marker-end="" draw:marker-end-width="0.356cm" draw:fill="none" draw:fill-color="#ffff99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color="#000000" draw:marker-end="" draw:fill="solid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5.295cm" fo:min-width="0cm"/>
    </style:style>
    <style:style style:name="gr12" style:family="graphic" style:parent-style-name="objectwithoutfill">
      <style:graphic-properties svg:stroke-color="#000000" draw:marker-end="" draw:fill="none" draw:fill-color="#ffff99" draw:textarea-vertical-align="middle"/>
    </style:style>
    <style:style style:name="gr13" style:family="graphic" style:parent-style-name="objectwithoutfill">
      <style:graphic-properties svg:stroke-width="0.102cm" svg:stroke-color="#000000" draw:marker-start-width="0.356cm" draw:marker-end="Arrowheads_20_2" draw:marker-end-width="0.508cm" draw:fill="none" draw:fill-color="#ffff99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marker-end="" draw:fill="none" draw:fill-color="#ffff99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color="#3333ff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3.556cm" svg:x="0.416cm" svg:y="8.821cm">
          <text:p text:style-name="P1"><text:span text:style-name="T1">ToasterSimuHumanRd</text:span></text:p>
          <text:p text:style-name="P1"><text:span text:style-name="T1"/></text:p>
          <text:p text:style-name="P1"><text:span text:style-name="T1">ToasterSimuRobotRd</text:span></text:p>
          <text:p text:style-name="P1"><text:span text:style-name="T1"/></text:p>
          <text:p text:style-name="P1"><text:span text:style-name="T1">ToasterSimuObject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16cm" svg:y1="11.164cm" svg:x2="6.285cm" svg:y2="11.191cm">
          <text:p/>
        </draw:line>
        <draw:custom-shape draw:style-name="gr1" draw:text-style-name="P2" draw:layer="layout" svg:width="5.969cm" svg:height="7.366cm" svg:x="0.409cm" svg:y="13.264cm">
          <text:p text:style-name="P1"><text:span text:style-name="T1">GroupHumanRd</text:span></text:p>
          <text:p text:style-name="P1"><text:span text:style-name="T1"/></text:p>
          <text:p text:style-name="P1"><text:span text:style-name="T1">MorseHumanRd</text:span></text:p>
          <text:p text:style-name="P1"><text:span text:style-name="T1"/></text:p>
          <text:p text:style-name="P1"><text:span text:style-name="T1">MocapHumanRd</text:span></text:p>
          <text:p text:style-name="P1"><text:span text:style-name="T1"/></text:p>
          <text:p text:style-name="P1"><text:span text:style-name="T1">AdreamMocapHumanRd</text:span></text:p>
          <text:p text:style-name="P1"><text:span text:style-name="T1"/></text:p>
          <text:p text:style-name="P1"><text:span text:style-name="T1">Pr2RobotRd</text:span></text:p>
          <text:p text:style-name="P1"><text:span text:style-name="T1"/></text:p>
          <text:p text:style-name="P1"><text:span text:style-name="T1">SpencerRobotRd</text:span></text:p>
          <text:p text:style-name="P1"><text:span text:style-name="T1"/></text:p>
          <text:p text:style-name="P1"><text:span text:style-name="T1">ArObjectRead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17cm" svg:y1="14.337cm" svg:x2="6.386cm" svg:y2="14.337cm">
          <text:p/>
        </draw:line>
        <draw:line draw:style-name="gr2" draw:text-style-name="P1" draw:layer="layout" svg:x1="0.418cm" svg:y1="15.437cm" svg:x2="6.387cm" svg:y2="15.437cm">
          <text:p/>
        </draw:line>
        <draw:line draw:style-name="gr2" draw:text-style-name="P1" draw:layer="layout" svg:x1="0.419cm" svg:y1="16.537cm" svg:x2="6.388cm" svg:y2="16.537cm">
          <text:p/>
        </draw:line>
        <draw:line draw:style-name="gr2" draw:text-style-name="P1" draw:layer="layout" svg:x1="0.42cm" svg:y1="17.637cm" svg:x2="6.389cm" svg:y2="17.637cm">
          <text:p/>
        </draw:line>
        <draw:line draw:style-name="gr2" draw:text-style-name="P1" draw:layer="layout" svg:x1="0.421cm" svg:y1="18.837cm" svg:x2="6.39cm" svg:y2="18.837cm">
          <text:p/>
        </draw:line>
        <draw:line draw:style-name="gr2" draw:text-style-name="P1" draw:layer="layout" svg:x1="0.417cm" svg:y1="9.965cm" svg:x2="6.386cm" svg:y2="9.992cm">
          <text:p/>
        </draw:line>
        <draw:line draw:style-name="gr3" draw:text-style-name="P1" draw:layer="layout" svg:x1="3.584cm" svg:y1="8.819cm" svg:x2="3.584cm" svg:y2="6.025cm">
          <text:p/>
        </draw:line>
        <draw:line draw:style-name="gr4" draw:text-style-name="P1" draw:layer="layout" svg:x1="3.457cm" svg:y1="20.657cm" svg:x2="3.457cm" svg:y2="22.662cm">
          <text:p/>
        </draw:line>
        <draw:custom-shape draw:style-name="gr5" draw:text-style-name="P3" draw:layer="layout" svg:width="6.604cm" svg:height="1.851cm" svg:x="0.663cm" svg:y="4.174cm">
          <text:p text:style-name="P1"><text:span text:style-name="T2">toaster_simu/objectList</text:span></text:p>
          <text:p text:style-name="P1"><text:span text:style-name="T2">toaster_simu/humanList</text:span></text:p>
          <text:p text:style-name="P1"><text:span text:style-name="T2">toaster_simu/robot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618cm" svg:height="1.143cm" svg:x="1.617cm" svg:y="22.662cm">
          <text:p text:style-name="P1"><text:span text:style-name="T2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3.851cm" svg:height="0.962cm" svg:x="3.711cm" svg:y="7.168cm">
          <draw:text-box>
            <text:p><text:span text:style-name="T3">subscribes</text:span></text:p>
          </draw:text-box>
        </draw:frame>
        <draw:frame draw:style-name="gr8" draw:text-style-name="P4" draw:layer="layout" svg:width="2.191cm" svg:height="0.962cm" svg:x="3.679cm" svg:y="20.884cm">
          <draw:text-box>
            <text:p><text:span text:style-name="T3">reads</text:span></text:p>
          </draw:text-box>
        </draw:frame>
        <draw:custom-shape draw:style-name="gr6" draw:text-style-name="P1" draw:layer="layout" svg:width="3.175cm" svg:height="1.905cm" svg:x="8.671cm" svg:y="12.43cm">
          <text:p text:style-name="P1">PD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385cm" svg:y1="10.271cm" svg:x2="9.426cm" svg:y2="12.502cm">
          <text:p/>
        </draw:line>
        <draw:line draw:style-name="gr9" draw:text-style-name="P1" draw:layer="layout" svg:x1="6.378cm" svg:y1="16.947cm" svg:x2="9.533cm" svg:y2="14.208cm">
          <text:p/>
        </draw:line>
        <draw:line draw:style-name="gr9" draw:text-style-name="P1" draw:layer="layout" svg:x1="11.13cm" svg:y1="12.53cm" svg:x2="12.728cm" svg:y2="10.343cm">
          <text:p/>
        </draw:line>
        <draw:custom-shape draw:style-name="gr10" draw:text-style-name="P1" draw:layer="layout" svg:width="5.334cm" svg:height="5.842cm" svg:x="11.195cm" svg:y="4.62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5.273cm" svg:height="5.545cm" svg:x="11.392cm" svg:y="4.671cm">
          <draw:text-box>
            <text:p text:style-name="P1"><text:span text:style-name="T4">Services</text:span></text:p>
            <text:p text:style-name="P1"><text:span text:style-name="T4"/></text:p>
            <text:p><text:span text:style-name="T2">manage_stream</text:span></text:p>
            <text:p><text:span text:style-name="T2"/></text:p>
            <text:p><text:span text:style-name="T2">set_entity_pose</text:span></text:p>
            <text:p><text:span text:style-name="T2"/></text:p>
            <text:p><text:span text:style-name="T2">set_entity_keyboard</text:span></text:p>
            <text:p><text:span text:style-name="T2"/></text:p>
            <text:p><text:span text:style-name="T2">put_in_hand</text:span></text:p>
          </draw:text-box>
        </draw:frame>
        <draw:line draw:style-name="gr12" draw:text-style-name="P1" draw:layer="layout" svg:x1="11.295cm" svg:y1="9.354cm" svg:x2="16.502cm" svg:y2="9.354cm">
          <text:p/>
        </draw:line>
        <draw:line draw:style-name="gr12" draw:text-style-name="P1" draw:layer="layout" svg:x1="11.195cm" svg:y1="8.057cm" svg:x2="16.529cm" svg:y2="8.057cm">
          <text:p/>
        </draw:line>
        <draw:line draw:style-name="gr12" draw:text-style-name="P1" draw:layer="layout" svg:x1="11.195cm" svg:y1="6.787cm" svg:x2="16.529cm" svg:y2="6.787cm">
          <text:p/>
        </draw:line>
        <draw:line draw:style-name="gr12" draw:text-style-name="P1" draw:layer="layout" svg:x1="11.195cm" svg:y1="5.644cm" svg:x2="16.529cm" svg:y2="5.644cm">
          <text:p/>
        </draw:line>
        <draw:line draw:style-name="gr13" draw:text-style-name="P1" draw:layer="layout" svg:x1="11.585cm" svg:y1="14.026cm" svg:x2="13.363cm" svg:y2="16.312cm">
          <text:p/>
        </draw:line>
        <draw:custom-shape draw:style-name="gr5" draw:text-style-name="P3" draw:layer="layout" svg:width="4.445cm" svg:height="5.08cm" svg:x="11.839cm" svg:y="16.312cm">
          <text:p text:style-name="P1"><text:span text:style-name="T2">pdg/objectList</text:span></text:p>
          <text:p text:style-name="P1"><text:span text:style-name="T2"/></text:p>
          <text:p text:style-name="P1"><text:span text:style-name="T2">pdg/humanList</text:span></text:p>
          <text:p text:style-name="P1"><text:span text:style-name="T2"/></text:p>
          <text:p text:style-name="P1"><text:span text:style-name="T2">pdg/robotList</text:span></text:p>
          <text:p text:style-name="P1"><text:span text:style-name="T2"/></text:p>
          <text:p text:style-name="P1"><text:span text:style-name="T2">pdg/fact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1.839cm" svg:y1="17.582cm" svg:x2="16.284cm" svg:y2="17.628cm">
          <text:p/>
        </draw:line>
        <draw:line draw:style-name="gr12" draw:text-style-name="P1" draw:layer="layout" svg:x1="11.712cm" svg:y1="18.698cm" svg:x2="16.284cm" svg:y2="18.771cm">
          <text:p/>
        </draw:line>
        <draw:line draw:style-name="gr12" draw:text-style-name="P1" draw:layer="layout" svg:x1="11.839cm" svg:y1="19.968cm" svg:x2="16.157cm" svg:y2="20.041cm">
          <text:p/>
        </draw:line>
        <draw:frame draw:style-name="gr14" draw:text-style-name="P4" draw:layer="layout" svg:width="3.851cm" svg:height="0.963cm" svg:x="12.22cm" svg:y="14.153cm">
          <draw:text-box>
            <text:p><text:span text:style-name="T3">publishes</text:span></text:p>
          </draw:text-box>
        </draw:frame>
        <draw:line draw:style-name="gr2" draw:text-style-name="P1" draw:layer="layout" svg:x1="0.409cm" svg:y1="19.741cm" svg:x2="6.378cm" svg:y2="19.7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3000h-3000zm0 447-1176 2353h2353z"/>
    <draw:marker draw:name="Arrowheads_20_2" draw:display-name="Arrowheads 2" svg:viewBox="0 0 3000 3000" svg:d="m1500 0 1500 3000h-3000zm0 447-1176 2353h2353z"/>
    <draw:marker draw:name="Arrowheads_20_3" draw:display-name="Arrowheads 3" svg:viewBox="0 0 3000 3000" svg:d="m1500 0 1500 3000h-3000zm0 447-1176 2353h2353z"/>
    <draw:marker draw:name="Triangle_20_unfilled" draw:display-name="Triangle unfilled" svg:viewBox="0 0 4176 5800" svg:d="m1500 0 1500 3000h-3000zm-1500 3447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3.104cm" fo:margin-bottom="2.181cm" fo:margin-left="0.155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6:02:16.420661716</meta:creation-date>
    <dc:date>2016-07-13T16:52:42</dc:date>
    <meta:editing-duration>PT1H41M34S</meta:editing-duration>
    <meta:editing-cycles>7</meta:editing-cycles>
    <meta:generator>LibreOffice/3.5$Linux_X86_64 LibreOffice_project/350m1$Build-2</meta:generator>
    <dc:creator>gmilliez </dc:creator>
    <meta:document-statistic meta:object-count="32"/>
  </office:meta>
</office:document-meta>
</file>